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 Kurocenko</meta:initial-creator>
    <meta:creation-date>2012-01-23T15:15:29</meta:creation-date>
    <meta:document-statistic meta:table-count="0" meta:image-count="0" meta:object-count="0" meta:page-count="1" meta:paragraph-count="1" meta:word-count="2" meta:character-count="9" meta:non-whitespace-character-count="8"/>
    <dc:date>2012-01-23T15:16:19</dc:date>
    <dc:creator>Andrej Kurocenko</dc:creator>
    <meta:editing-duration>PT50S</meta:editing-duration>
    <meta:editing-cycles>1</meta:editing-cycles>
    <meta:generator>LibreOffice/3.4$Unix LibreOffice_project/340m1$Build-402</meta:generator>
  </office:meta>
</office:document-meta>
</file>